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7.3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3.657cm"/>
    </style:style>
    <style:style style:name="Tableau1.1" style:family="table-row">
      <style:table-row-properties style:min-row-height="0.797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111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22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1" style:family="table-row">
      <style:table-row-properties style:min-row-height="0.132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e1626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f9bda" officeooo:paragraph-rsid="007f9bda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2a7d7" officeooo:paragraph-rsid="0082a7d7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fe045" officeooo:paragraph-rsid="005e1626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90c2c" officeooo:paragraph-rsid="00890c2c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cb499" officeooo:paragraph-rsid="008cb499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d9f9c" officeooo:paragraph-rsid="008d9f9c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dcced" officeooo:paragraph-rsid="008dcced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fo:font-weight="normal" officeooo:rsid="0095a49e" officeooo:paragraph-rsid="0095a49e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fo:font-weight="normal" officeooo:rsid="00993e78" officeooo:paragraph-rsid="00993e78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italic" fo:font-weight="normal" officeooo:rsid="009c6abf" officeooo:paragraph-rsid="009c6abf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5" style:family="paragraph" style:parent-style-name="Text_20_body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fo:font-weight="bold" officeooo:rsid="005e1626" officeooo:paragraph-rsid="0099c017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5e1626" officeooo:paragraph-rsid="005e1626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670633" officeooo:paragraph-rsid="00670633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69e227" officeooo:paragraph-rsid="006b21cd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866af5" officeooo:paragraph-rsid="00866af5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8833a3" officeooo:paragraph-rsid="008833a3" style:font-size-asian="11pt" style:font-name-complex="Arial" style:font-size-complex="11pt"/>
    </style:style>
    <style:style style:name="P22" style:family="paragraph" style:parent-style-name="Standard">
      <style:text-properties style:font-name="Caligra" fo:font-size="11pt" officeooo:rsid="008c87c3" officeooo:paragraph-rsid="008c87c3" style:font-size-asian="11pt" style:font-name-complex="Arial" style:font-size-complex="11pt"/>
    </style:style>
    <style:style style:name="P23" style:family="paragraph" style:parent-style-name="Standard">
      <style:text-properties style:font-name="Caligra" fo:font-size="11pt" officeooo:rsid="009776e4" officeooo:paragraph-rsid="009776e4" style:font-size-asian="11pt" style:font-name-complex="Arial" style:font-size-complex="11pt"/>
    </style:style>
    <style:style style:name="P24" style:family="paragraph" style:parent-style-name="Standard">
      <style:text-properties style:font-name="Caligra" fo:font-size="11pt" officeooo:rsid="009bcb33" officeooo:paragraph-rsid="009bcb33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9c6abf" officeooo:paragraph-rsid="009c6abf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9f7906" officeooo:paragraph-rsid="009f7906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a22593" officeooo:paragraph-rsid="00a22593" style:font-size-asian="11pt" style:font-name-complex="Arial" style:font-size-complex="11pt"/>
    </style:style>
    <style:style style:name="P28" style:family="paragraph" style:parent-style-name="Standard">
      <style:text-properties style:font-name="Caligra" fo:font-style="normal" fo:font-weight="bold" officeooo:rsid="0032f1ff" officeooo:paragraph-rsid="00540c2c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3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7cf292" style:font-size-asian="11pt" style:font-style-asian="italic" style:font-size-complex="11pt" style:font-style-complex="italic"/>
    </style:style>
    <style:style style:name="P3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7cf292" style:font-size-asian="11pt" style:font-size-complex="11pt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f7906" officeooo:paragraph-rsid="009f7906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a3226c" officeooo:paragraph-rsid="00a3226c" style:font-size-asian="11pt" style:font-weight-asian="bold" style:font-name-complex="Arial" style:font-size-complex="11pt" style:font-weight-complex="bold"/>
    </style:style>
    <style:style style:name="T1" style:family="text">
      <style:text-properties officeooo:rsid="002fecf8"/>
    </style:style>
    <style:style style:name="T2" style:family="text">
      <style:text-properties fo:font-style="italic" officeooo:rsid="002fecf8" style:font-style-asian="italic" style:font-style-complex="italic"/>
    </style:style>
    <style:style style:name="T3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4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5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color="#ffffd7" loext:opacity="100%" fo:font-size="11pt" fo:font-weight="bold" officeooo:rsid="005ce299" style:font-size-asian="11pt" style:font-weight-asian="bold" style:font-name-complex="Arial" style:font-size-complex="11pt"/>
    </style:style>
    <style:style style:name="T7" style:family="text">
      <style:text-properties fo:color="#ffffd7" loext:opacity="100%" fo:font-size="11pt" fo:font-weight="bold" officeooo:rsid="009247d7" style:font-size-asian="11pt" style:font-weight-asian="bold" style:font-name-complex="Arial" style:font-size-complex="11pt"/>
    </style:style>
    <style:style style:name="T8" style:family="text">
      <style:text-properties officeooo:rsid="007cf292"/>
    </style:style>
    <style:style style:name="T9" style:family="text">
      <style:text-properties style:text-position="super 58%" officeooo:rsid="007cf292"/>
    </style:style>
    <style:style style:name="T10" style:family="text">
      <style:text-properties officeooo:rsid="008ad61e"/>
    </style:style>
    <style:style style:name="T11" style:family="text">
      <style:text-properties officeooo:rsid="009247d7"/>
    </style:style>
    <style:style style:name="T12" style:family="text">
      <style:text-properties officeooo:rsid="00941b4a"/>
    </style:style>
    <style:style style:name="T13" style:family="text">
      <style:text-properties officeooo:rsid="00a0d4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">La dernière fois :</text:span><text:span text:style-name="T2">’’’- fais l'évaluation des chapitres 2 et 3</text:span></text:p>
      <text:p text:style-name="P31">- commencé l'activité 2 (pas de mises en commun)</text:p>
      <text:p text:style-name="P31">Pour la prochaine fois : <text:s text:c="3"/>Exercices 2 et 3</text:p>
      <text:p text:style-name="P29"><text:span text:style-name="T8">5</text:span><text:span text:style-name="T9">e</text:span><text:span text:style-name="T8"> Mer </text:span><text:span text:style-name="T11">13</text:span><text:span text:style-name="T8"> janv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30"><text:span text:style-name="T4">Séance </text:span><text:span text:style-name="T6">1</text:span><text:span text:style-name="T7">5</text:span><text:span text:style-name="T4">: </text:span><text:span text:style-name="T5">Fiche de préparation</text:span><text:span text:style-name="T3"> <text:s/>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4">Appel </text:p>
          </table:table-cell>
          <table:table-cell table:style-name="Tableau1.B2" office:value-type="string">
            <text:p text:style-name="P16"/>
          </table:table-cell>
          <table:table-cell table:style-name="Tableau1.A2" office:value-type="string">
            <text:p text:style-name="P17"/>
          </table:table-cell>
        </table:table-row>
        <table:table-row table:style-name="Tableau1.3">
          <table:table-cell table:style-name="Tableau1.A4" office:value-type="string">
            <text:p text:style-name="P15">changer le plan de classe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7"/>
          </table:table-cell>
        </table:table-row>
        <table:table-row table:style-name="Tableau1.3">
          <table:table-cell table:style-name="Tableau1.A4" office:value-type="string">
            <text:p text:style-name="P5">Correction ex<text:span text:style-name="T10">ercice</text:span> <text:span text:style-name="T12">2 ET 3</text:span></text:p>
          </table:table-cell>
          <table:table-cell table:style-name="Tableau1.B4" office:value-type="string">
            <text:p text:style-name="P24">Ex du doute</text:p>
          </table:table-cell>
          <table:table-cell table:style-name="Tableau1.A4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6">Activité 2</text:p>
          </table:table-cell>
          <table:table-cell table:style-name="Tableau1.B4" office:value-type="string">
            <text:p text:style-name="P20"/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6">correction</text:p>
          </table:table-cell>
          <table:table-cell table:style-name="Tableau1.B4" office:value-type="string">
            <text:p text:style-name="P22">Correction act2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6">Bilan oral</text:p>
          </table:table-cell>
          <table:table-cell table:style-name="Tableau1.B4" office:value-type="string">
            <text:p text:style-name="P18"/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6">Bilan écrit</text:p>
          </table:table-cell>
          <table:table-cell table:style-name="Tableau1.B4" office:value-type="string">
            <text:p text:style-name="P21">6pap</text:p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10" office:value-type="string">
            <text:p text:style-name="P33">(Punition Bryan) <text:span text:style-name="T13">+ rendre les évaluation</text:span></text:p>
            <text:p text:style-name="P34">+ CR (eliott gabin bryann) et (pauline)</text:p>
          </table:table-cell>
          <table:table-cell table:style-name="Tableau1.B10" office:value-type="string">
            <text:p text:style-name="P26">Donner punition bryan</text:p>
            <text:p text:style-name="P27">evaluation</text:p>
          </table:table-cell>
          <table:table-cell table:style-name="Tableau1.A4" office:value-type="string">
            <text:p text:style-name="P8"/>
          </table:table-cell>
        </table:table-row>
        <table:table-row table:style-name="Tableau1.11">
          <table:table-cell table:style-name="Tableau1.A4" office:value-type="string">
            <text:p text:style-name="P12">act3</text:p>
          </table:table-cell>
          <table:table-cell table:style-name="Tableau1.B4" office:value-type="string">
            <text:p text:style-name="P23">24 x act3</text:p>
          </table:table-cell>
          <table:table-cell table:style-name="Tableau1.A4" office:value-type="string">
            <text:p text:style-name="P19"/>
          </table:table-cell>
        </table:table-row>
        <table:table-row table:style-name="Tableau1.11">
          <table:table-cell table:style-name="Tableau1.A4" office:value-type="string">
            <text:p text:style-name="P14">Îlots bonifié</text:p>
          </table:table-cell>
          <table:table-cell table:style-name="Tableau1.B4" office:value-type="string">
            <text:p text:style-name="P25">Exercice</text:p>
            <text:p text:style-name="P25">fiche groupe</text:p>
          </table:table-cell>
          <table:table-cell table:style-name="Tableau1.A4" office:value-type="string">
            <text:p text:style-name="P19"/>
          </table:table-cell>
        </table:table-row>
        <table:table-row table:style-name="Tableau1.11">
          <table:table-cell table:style-name="Tableau1.A4" office:value-type="string">
            <text:p text:style-name="P13">Agenda : ex4</text:p>
          </table:table-cell>
          <table:table-cell table:style-name="Tableau1.B4" office:value-type="string">
            <text:p text:style-name="P23"/>
          </table:table-cell>
          <table:table-cell table:style-name="Tableau1.A4" office:value-type="string">
            <text:p text:style-name="P19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1M17S</meta:editing-duration>
    <meta:editing-cycles>62</meta:editing-cycles>
    <meta:generator>LibreOffice/7.0.4.2$Linux_X86_64 LibreOffice_project/00$Build-2</meta:generator>
    <meta:creation-date>2021-01-04T20:10:48.321823151</meta:creation-date>
    <meta:initial-creator>J Cercy</meta:initial-creator>
    <dc:date>2021-01-12T23:42:59.659492206</dc:date>
    <dc:creator>J Cercy</dc:creator>
    <meta:document-statistic meta:table-count="1" meta:image-count="0" meta:object-count="0" meta:page-count="1" meta:paragraph-count="28" meta:word-count="94" meta:character-count="521" meta:non-whitespace-character-count="448"/>
    <meta:template xlink:type="simple" xlink:actuate="onRequest" xlink:title="fiche_de_prep_type" xlink:href="../../../../../mes_ressources/document%20type/fiche_de_prep_type.ott" meta:date="2021-01-04T20:10:46.709438107"/>
  </office:meta>
</office:document-meta>
</file>